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 style:data-style-name="N37"/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office:value-type="string" calcext:value-type="string">
            <text:p>Rerun Job_id=8189854 </text:p>
          </table:table-cell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office:value-type="string" calcext:value-type="string">
            <text:p>Resume job ID = 820021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1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2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3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4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5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8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6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2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9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10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1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1:02:27.4728109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0-29T12:42:19.652033059</dc:date>
    <meta:editing-duration>P2DT3H53M17S</meta:editing-duration>
    <meta:editing-cycles>44</meta:editing-cycles>
    <meta:generator>LibreOffice/24.2.7.2$Linux_X86_64 LibreOffice_project/420$Build-2</meta:generator>
    <meta:document-statistic meta:table-count="1" meta:cell-count="14814" meta:object-count="0"/>
  </office:meta>
</office:document-meta>
</file>